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Обычный" style:master-page-name="MP0" style:family="paragraph">
      <style:paragraph-properties fo:break-before="page" fo:text-align="center"/>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2" style:parent-style-name="Обычный" style:family="paragraph">
      <style:text-properties style:font-name="Times New Roman" fo:font-weight="bold" style:font-weight-asian="bold" fo:font-size="12pt" style:font-size-asian="12pt" style:font-size-complex="12pt"/>
    </style:style>
    <style:style style:name="P3" style:parent-style-name="Обычный" style:family="paragraph">
      <style:text-properties style:font-name="Times New Roman" fo:font-size="12pt" style:font-size-asian="12pt" style:font-size-complex="12pt"/>
    </style:style>
    <style:style style:name="P4" style:parent-style-name="Обычный" style:family="paragraph">
      <style:text-properties style:font-name="Times New Roman" fo:font-size="12pt" style:font-size-asian="12pt" style:font-size-complex="12pt"/>
    </style:style>
    <style:style style:name="P5" style:parent-style-name="Обычный" style:family="paragraph">
      <style:text-properties style:font-name="Times New Roman" fo:font-size="12pt" style:font-size-asian="12pt" style:font-size-complex="12pt"/>
    </style:style>
    <style:style style:name="P6" style:parent-style-name="Обычный" style:family="paragraph">
      <style:text-properties style:font-name="Times New Roman" fo:font-weight="bold" style:font-weight-asian="bold" fo:font-size="12pt" style:font-size-asian="12pt" style:font-size-complex="12pt"/>
    </style:style>
    <style:style style:name="P7" style:parent-style-name="Обычный" style:family="paragraph">
      <style:text-properties style:font-name="Times New Roman" fo:font-size="12pt" style:font-size-asian="12pt" style:font-size-complex="12pt"/>
    </style:style>
    <style:style style:name="T8" style:parent-style-name="Основнойшрифтабзаца" style:family="text">
      <style:text-properties style:font-name="Times New Roman" fo:color="#0000FF" fo:font-size="12pt" style:font-size-asian="12pt" style:font-size-complex="12pt" fo:language="en" fo:country="US"/>
    </style:style>
    <style:style style:name="T9" style:parent-style-name="Основнойшрифтабзаца" style:family="text">
      <style:text-properties style:font-name="Times New Roman" fo:color="#0000FF" fo:font-size="12pt" style:font-size-asian="12pt" style:font-size-complex="12pt"/>
    </style:style>
    <style:style style:name="T10" style:parent-style-name="Основнойшрифтабзаца" style:family="text">
      <style:text-properties style:font-name="Times New Roman" fo:color="#0000FF" fo:font-size="12pt" style:font-size-asian="12pt" style:font-size-complex="12pt"/>
    </style:style>
    <style:style style:name="P11" style:parent-style-name="Обычный" style:family="paragraph">
      <style:text-properties style:font-name="Times New Roman" fo:font-size="12pt" style:font-size-asian="12pt" style:font-size-complex="12pt"/>
    </style:style>
    <style:style style:name="P12" style:parent-style-name="Обычный" style:family="paragraph">
      <style:text-properties style:font-name="Times New Roman" fo:font-size="12pt" style:font-size-asian="12pt" style:font-size-complex="12pt"/>
    </style:style>
    <style:style style:name="T13" style:parent-style-name="Основнойшрифтабзаца" style:family="text">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14" style:parent-style-name="Обычный" style:family="paragraph">
      <style:text-properties style:font-name="Times New Roman" fo:font-size="12pt" style:font-size-asian="12pt" style:font-size-complex="12pt"/>
    </style:style>
    <style:style style:name="T15" style:parent-style-name="Основнойшрифтабзаца" style:family="text">
      <style:text-properties fo:color="#FF0000" fo:language="en" fo:country="US"/>
    </style:style>
    <style:style style:name="T16" style:parent-style-name="Основнойшрифтабзаца" style:family="text">
      <style:text-properties fo:color="#FF0000"/>
    </style:style>
    <style:style style:name="T17" style:parent-style-name="Основнойшрифтабзаца" style:family="text">
      <style:text-properties fo:color="#FF0000"/>
    </style:style>
    <style:style style:name="P18" style:parent-style-name="Обычный" style:family="paragraph">
      <style:text-properties style:font-name="Times New Roman" fo:font-size="12pt" style:font-size-asian="12pt" style:font-size-complex="12pt"/>
    </style:style>
    <style:style style:name="T19" style:parent-style-name="Основнойшрифтабзаца" style:family="text">
      <style:text-properties style:font-name="Times New Roman" fo:font-size="12pt" style:font-size-asian="12pt" style:font-size-complex="12pt"/>
    </style:style>
    <style:style style:name="T20" style:parent-style-name="Основнойшрифтабзаца" style:family="text">
      <style:text-properties style:font-name="Times New Roman" fo:font-size="12pt" style:font-size-asian="12pt" style:font-size-complex="12pt"/>
    </style:style>
    <style:style style:name="T21" style:parent-style-name="Основнойшрифтабзаца" style:family="text">
      <style:text-properties style:font-name="Times New Roman" fo:font-size="12pt" style:font-size-asian="12pt" style:font-size-complex="12pt" fo:language="en" fo:country="US"/>
    </style:style>
    <style:style style:name="T22" style:parent-style-name="Основнойшрифтабзаца" style:family="text">
      <style:text-properties style:font-name="Times New Roman" fo:font-size="12pt" style:font-size-asian="12pt" style:font-size-complex="12pt"/>
    </style:style>
    <style:style style:name="T23" style:parent-style-name="Основнойшрифтабзаца" style:family="text">
      <style:text-properties style:font-name="Times New Roman" fo:font-size="12pt" style:font-size-asian="12pt" style:font-size-complex="12pt" fo:language="en" fo:country="US"/>
    </style:style>
    <style:style style:name="T24" style:parent-style-name="Основнойшрифтабзаца" style:family="text">
      <style:text-properties style:font-name="Times New Roman" fo:font-size="12pt" style:font-size-asian="12pt" style:font-size-complex="12pt"/>
    </style:style>
    <style:style style:name="T25" style:parent-style-name="Основнойшрифтабзаца" style:family="text">
      <style:text-properties style:font-name="Times New Roman" fo:font-size="12pt" style:font-size-asian="12pt" style:font-size-complex="12pt" fo:language="en" fo:country="US"/>
    </style:style>
    <style:style style:name="T26" style:parent-style-name="Основнойшрифтабзаца" style:family="text">
      <style:text-properties style:font-name="Times New Roman" fo:font-size="12pt" style:font-size-asian="12pt" style:font-size-complex="12pt"/>
    </style:style>
    <style:style style:name="T27" style:parent-style-name="Основнойшрифтабзаца" style:family="text">
      <style:text-properties style:font-name="Times New Roman" fo:color="#FF0000" fo:font-size="12pt" style:font-size-asian="12pt" style:font-size-complex="12pt" fo:language="en" fo:country="US"/>
    </style:style>
    <style:style style:name="T28" style:parent-style-name="Основнойшрифтабзаца" style:family="text">
      <style:text-properties style:font-name="Times New Roman" fo:color="#FF0000" fo:font-size="12pt" style:font-size-asian="12pt" style:font-size-complex="12pt"/>
    </style:style>
    <style:style style:name="T29" style:parent-style-name="Основнойшрифтабзаца" style:family="text">
      <style:text-properties style:font-name="Times New Roman" fo:font-size="12pt" style:font-size-asian="12pt" style:font-size-complex="12pt"/>
    </style:style>
    <style:style style:name="T30" style:parent-style-name="Основнойшрифтабзаца" style:family="text">
      <style:text-properties style:font-name="Times New Roman" fo:font-size="12pt" style:font-size-asian="12pt" style:font-size-complex="12pt" fo:language="en" fo:country="US"/>
    </style:style>
    <style:style style:name="T31" style:parent-style-name="Основнойшрифтабзаца" style:family="text">
      <style:text-properties style:font-name="Times New Roman" fo:font-size="12pt" style:font-size-asian="12pt" style:font-size-complex="12pt"/>
    </style:style>
    <style:style style:name="T32" style:parent-style-name="Основнойшрифтабзаца" style:family="text">
      <style:text-properties style:font-name="Times New Roman" fo:font-size="12pt" style:font-size-asian="12pt" style:font-size-complex="12pt" fo:language="en" fo:country="US"/>
    </style:style>
    <style:style style:name="T33" style:parent-style-name="Основнойшрифтабзаца" style:family="text">
      <style:text-properties style:font-name="Times New Roman" fo:font-size="12pt" style:font-size-asian="12pt" style:font-size-complex="12pt" fo:language="en" fo:country="US"/>
    </style:style>
    <style:style style:name="T34" style:parent-style-name="Основнойшрифтабзаца" style:family="text">
      <style:text-properties style:font-name="Times New Roman" fo:font-size="12pt" style:font-size-asian="12pt" style:font-size-complex="12pt"/>
    </style:style>
    <style:style style:name="P35"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36"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37"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38"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39"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40"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41"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42"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43"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44"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45"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46"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47"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48"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49"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0"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1"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2"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3"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T54" style:parent-style-name="Основнойшрифтабзаца" style:family="text">
      <style:text-properties style:font-name="Times New Roman" fo:font-weight="bold" style:font-weight-asian="bold" fo:font-size="12pt" style:font-size-asian="12pt" style:font-size-complex="12pt"/>
    </style:style>
    <style:style style:name="T55"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56" style:parent-style-name="Основнойшрифтабзаца" style:family="text">
      <style:text-properties style:font-name="Times New Roman" fo:font-weight="bold" style:font-weight-asian="bold" fo:font-size="12pt" style:font-size-asian="12pt" style:font-size-complex="12pt"/>
    </style:style>
    <style:style style:name="T57"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58" style:parent-style-name="Основнойшрифтабзаца" style:family="text">
      <style:text-properties style:font-name="Times New Roman" fo:font-weight="bold" style:font-weight-asian="bold" fo:font-size="12pt" style:font-size-asian="12pt" style:font-size-complex="12pt"/>
    </style:style>
    <style:style style:name="T59"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60" style:parent-style-name="Основнойшрифтабзаца" style:family="text">
      <style:text-properties style:font-name="Times New Roman" fo:font-weight="bold" style:font-weight-asian="bold" fo:font-size="12pt" style:font-size-asian="12pt" style:font-size-complex="12pt"/>
    </style:style>
    <style:style style:name="T61"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P62" style:parent-style-name="Обычный" style:family="paragraph">
      <style:text-properties style:font-name="Times New Roman" fo:font-size="12pt" style:font-size-asian="12pt" style:font-size-complex="12pt"/>
    </style:style>
    <style:style style:name="T63" style:parent-style-name="Основнойшрифтабзаца" style:family="text">
      <style:text-properties fo:color="#FF0000" fo:language="en" fo:country="US"/>
    </style:style>
    <style:style style:name="T64" style:parent-style-name="Основнойшрифтабзаца" style:family="text">
      <style:text-properties fo:color="#FF0000"/>
    </style:style>
    <style:style style:name="P65" style:parent-style-name="Обычный" style:family="paragraph">
      <style:text-properties style:font-name="Times New Roman" fo:font-size="12pt" style:font-size-asian="12pt" style:font-size-complex="12pt"/>
    </style:style>
    <style:style style:name="P66" style:parent-style-name="Обычный" style:family="paragraph">
      <style:text-properties style:font-name="Times New Roman" fo:font-size="12pt" style:font-size-asian="12pt" style:font-size-complex="12pt"/>
    </style:style>
    <style:style style:name="T67" style:parent-style-name="Основнойшрифтабзаца" style:family="text">
      <style:text-properties fo:color="#FF0000" fo:language="en" fo:country="US"/>
    </style:style>
    <style:style style:name="T68" style:parent-style-name="Основнойшрифтабзаца" style:family="text">
      <style:text-properties fo:color="#FF0000"/>
    </style:style>
    <style:style style:name="T69" style:parent-style-name="Основнойшрифтабзаца" style:family="text">
      <style:text-properties fo:color="#FF0000"/>
    </style:style>
    <style:style style:name="P70" style:parent-style-name="Обычный" style:family="paragraph">
      <style:text-properties style:font-name="Times New Roman" fo:font-size="12pt" style:font-size-asian="12pt" style:font-size-complex="12pt"/>
    </style:style>
    <style:style style:name="P71" style:parent-style-name="Обычный" style:family="paragraph">
      <style:text-properties style:font-name="Times New Roman" fo:font-size="12pt" style:font-size-asian="12pt" style:font-size-complex="12pt"/>
    </style:style>
    <style:style style:name="P72" style:parent-style-name="Обычный" style:family="paragraph">
      <style:text-properties style:font-name="Times New Roman" fo:font-size="12pt" style:font-size-asian="12pt" style:font-size-complex="12pt" fo:language="en" fo:country="US"/>
    </style:style>
    <style:style style:name="P73" style:parent-style-name="Обычный" style:family="paragraph">
      <style:text-properties style:font-name="Times New Roman" fo:font-size="12pt" style:font-size-asian="12pt" style:font-size-complex="12pt" fo:language="en" fo:country="US"/>
    </style:style>
    <style:style style:name="P74" style:parent-style-name="Обычный" style:family="paragraph">
      <style:text-properties style:font-name="Times New Roman" fo:font-size="12pt" style:font-size-asian="12pt" style:font-size-complex="12pt" fo:language="en" fo:country="US"/>
    </style:style>
    <style:style style:name="P75" style:parent-style-name="Обычный" style:family="paragraph">
      <style:text-properties style:font-name="Times New Roman" fo:font-size="12pt" style:font-size-asian="12pt" style:font-size-complex="12pt" fo:language="en" fo:country="US"/>
    </style:style>
    <style:style style:name="P76" style:parent-style-name="Обычный" style:family="paragraph">
      <style:text-properties style:font-name="Times New Roman" fo:font-size="12pt" style:font-size-asian="12pt" style:font-size-complex="12pt" fo:language="en" fo:country="US"/>
    </style:style>
    <style:style style:name="P77" style:parent-style-name="Обычный" style:family="paragraph">
      <style:text-properties style:font-name="Times New Roman" fo:font-size="12pt" style:font-size-asian="12pt" style:font-size-complex="12pt" fo:language="en" fo:country="US"/>
    </style:style>
    <style:style style:name="P78" style:parent-style-name="Обычный" style:family="paragraph">
      <style:text-properties style:font-name="Times New Roman" fo:font-size="12pt" style:font-size-asian="12pt" style:font-size-complex="12pt" fo:language="en" fo:country="US"/>
    </style:style>
    <style:style style:name="P79" style:parent-style-name="Обычный" style:family="paragraph">
      <style:text-properties style:font-name="Times New Roman" fo:font-size="12pt" style:font-size-asian="12pt" style:font-size-complex="12pt" fo:language="en" fo:country="US"/>
    </style:style>
    <style:style style:name="P80" style:parent-style-name="Обычный" style:family="paragraph">
      <style:text-properties style:font-name="Times New Roman" fo:font-size="12pt" style:font-size-asian="12pt" style:font-size-complex="12pt" fo:language="en" fo:country="US"/>
    </style:style>
    <style:style style:name="P81" style:parent-style-name="Обычный" style:family="paragraph">
      <style:text-properties style:font-name="Times New Roman" fo:font-size="12pt" style:font-size-asian="12pt" style:font-size-complex="12pt" fo:language="en" fo:country="US"/>
    </style:style>
    <style:style style:name="T82" style:parent-style-name="Основнойшрифтабзаца" style:family="text">
      <style:text-properties style:font-name="Times New Roman" fo:color="#0000FF" fo:font-size="12pt" style:font-size-asian="12pt" style:font-size-complex="12pt" fo:language="en" fo:country="US"/>
    </style:style>
    <style:style style:name="T83" style:parent-style-name="Основнойшрифтабзаца" style:family="text">
      <style:text-properties style:font-name="Times New Roman" fo:color="#0000FF" fo:font-size="12pt" style:font-size-asian="12pt" style:font-size-complex="12pt"/>
    </style:style>
    <style:style style:name="P84" style:parent-style-name="Обычный" style:family="paragraph">
      <style:text-properties style:font-name="Times New Roman" fo:font-size="12pt" style:font-size-asian="12pt" style:font-size-complex="12pt"/>
    </style:style>
    <style:style style:name="T85" style:parent-style-name="Основнойшрифтабзаца" style:family="text">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T86" style:parent-style-name="Основнойшрифтабзаца" style:family="text">
      <style:text-properties style:font-name="Times New Roman" fo:font-size="12pt" style:font-size-asian="12pt" style:font-size-complex="12pt"/>
    </style:style>
    <style:style style:name="T87" style:parent-style-name="Основнойшрифтабзаца" style:family="text">
      <style:text-properties style:font-name="Times New Roman" fo:font-size="12pt" style:font-size-asian="12pt" style:font-size-complex="12pt" fo:language="en" fo:country="US"/>
    </style:style>
    <style:style style:name="T88" style:parent-style-name="Основнойшрифтабзаца" style:family="text">
      <style:text-properties style:font-name="Times New Roman" fo:font-size="12pt" style:font-size-asian="12pt" style:font-size-complex="12pt"/>
    </style:style>
    <style:style style:name="T89" style:parent-style-name="Основнойшрифтабзаца" style:family="text">
      <style:text-properties style:font-name="Times New Roman" fo:font-size="12pt" style:font-size-asian="12pt" style:font-size-complex="12pt" fo:language="en" fo:country="US"/>
    </style:style>
    <style:style style:name="T90" style:parent-style-name="Основнойшрифтабзаца" style:family="text">
      <style:text-properties style:font-name="Times New Roman" fo:font-size="12pt" style:font-size-asian="12pt" style:font-size-complex="12pt"/>
    </style:style>
    <style:style style:name="T91" style:parent-style-name="Основнойшрифтабзаца" style:family="text">
      <style:text-properties style:font-name="Times New Roman" fo:font-size="12pt" style:font-size-asian="12pt" style:font-size-complex="12pt" fo:language="en" fo:country="US"/>
    </style:style>
    <style:style style:name="T92" style:parent-style-name="Основнойшрифтабзаца" style:family="text">
      <style:text-properties style:font-name="Times New Roman" fo:font-size="12pt" style:font-size-asian="12pt" style:font-size-complex="12pt"/>
    </style:style>
    <style:style style:name="T93" style:parent-style-name="Основнойшрифтабзаца" style:family="text">
      <style:text-properties style:font-name="Times New Roman" fo:color="#FF0000" fo:font-size="12pt" style:font-size-asian="12pt" style:font-size-complex="12pt" fo:language="en" fo:country="US"/>
    </style:style>
    <style:style style:name="T94" style:parent-style-name="Основнойшрифтабзаца" style:family="text">
      <style:text-properties style:font-name="Times New Roman" fo:color="#FF0000" fo:font-size="12pt" style:font-size-asian="12pt" style:font-size-complex="12pt"/>
    </style:style>
    <style:style style:name="T95" style:parent-style-name="Основнойшрифтабзаца" style:family="text">
      <style:text-properties style:font-name="Times New Roman" fo:font-size="12pt" style:font-size-asian="12pt" style:font-size-complex="12pt"/>
    </style:style>
    <style:style style:name="P96" style:parent-style-name="Обычный" style:family="paragraph">
      <style:text-properties style:font-name="Times New Roman" fo:font-size="12pt" style:font-size-asian="12pt" style:font-size-complex="12pt" fo:language="en" fo:country="US"/>
    </style:style>
    <style:style style:name="P97" style:parent-style-name="Обычный" style:family="paragraph">
      <style:text-properties style:font-name="Times New Roman" fo:font-size="12pt" style:font-size-asian="12pt" style:font-size-complex="12pt" fo:language="en" fo:country="US"/>
    </style:style>
    <style:style style:name="P98" style:parent-style-name="Обычный" style:family="paragraph">
      <style:text-properties style:font-name="Times New Roman" fo:font-size="12pt" style:font-size-asian="12pt" style:font-size-complex="12pt" fo:language="en" fo:country="US"/>
    </style:style>
    <style:style style:name="P99" style:parent-style-name="Обычный" style:family="paragraph">
      <style:text-properties style:font-name="Times New Roman" fo:font-size="12pt" style:font-size-asian="12pt" style:font-size-complex="12pt" fo:language="en" fo:country="US"/>
    </style:style>
    <style:style style:name="P100" style:parent-style-name="Обычный" style:family="paragraph">
      <style:text-properties style:font-name="Times New Roman" fo:font-size="12pt" style:font-size-asian="12pt" style:font-size-complex="12pt" fo:language="en" fo:country="US"/>
    </style:style>
    <style:style style:name="P101" style:parent-style-name="Обычный" style:family="paragraph">
      <style:text-properties style:font-name="Times New Roman" fo:font-size="12pt" style:font-size-asian="12pt" style:font-size-complex="12pt"/>
    </style:style>
    <style:style style:name="P102" style:parent-style-name="Обычный" style:family="paragraph">
      <style:text-properties style:font-name="Times New Roman" fo:font-size="12pt" style:font-size-asian="12pt" style:font-size-complex="12pt"/>
    </style:style>
    <style:style style:name="T103" style:parent-style-name="Основнойшрифтабзаца" style:family="text">
      <style:text-properties style:font-name="Times New Roman" fo:color="#0000FF" fo:font-size="12pt" style:font-size-asian="12pt" style:font-size-complex="12pt" fo:language="en" fo:country="US"/>
    </style:style>
    <style:style style:name="T104" style:parent-style-name="Основнойшрифтабзаца" style:family="text">
      <style:text-properties style:font-name="Times New Roman" fo:color="#0000FF" fo:font-size="12pt" style:font-size-asian="12pt" style:font-size-complex="12pt"/>
    </style:style>
    <style:style style:name="T105" style:parent-style-name="Основнойшрифтабзаца" style:family="text">
      <style:text-properties style:font-name="Times New Roman" fo:font-size="12pt" style:font-size-asian="12pt" style:font-size-complex="12pt"/>
    </style:style>
    <style:style style:name="T106" style:parent-style-name="Основнойшрифтабзаца" style:family="text">
      <style:text-properties style:font-name="Times New Roman" fo:font-size="12pt" style:font-size-asian="12pt" style:font-size-complex="12pt"/>
    </style:style>
    <style:style style:name="T107" style:parent-style-name="Основнойшрифтабзаца" style:family="text">
      <style:text-properties style:font-name="Times New Roman" fo:font-size="12pt" style:font-size-asian="12pt" style:font-size-complex="12pt"/>
    </style:style>
    <style:style style:name="T108" style:parent-style-name="Основнойшрифтабзаца" style:family="text">
      <style:text-properties style:font-name="Times New Roman" fo:font-size="12pt" style:font-size-asian="12pt" style:font-size-complex="12pt"/>
    </style:style>
    <style:style style:name="P109" style:parent-style-name="Обычный" style:family="paragraph">
      <style:paragraph-properties>
        <style:tab-stops>
          <style:tab-stop style:type="left" style:position="3.7083in"/>
        </style:tab-stops>
      </style:paragraph-properties>
    </style:style>
    <style:style style:name="T110" style:parent-style-name="Основнойшрифтабзаца" style:family="text">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111" style:parent-style-name="Обычный" style:family="paragraph">
      <style:paragraph-properties>
        <style:tab-stops>
          <style:tab-stop style:type="left" style:position="3.7083in"/>
        </style:tab-stops>
      </style:paragraph-properties>
    </style:style>
    <style:style style:name="T112" style:parent-style-name="Основнойшрифтабзаца" style:family="text">
      <style:text-properties style:font-name="Times New Roman" fo:font-size="12pt" style:font-size-asian="12pt" style:font-size-complex="12pt"/>
    </style:style>
    <style:style style:name="T113" style:parent-style-name="Основнойшрифтабзаца" style:family="text">
      <style:text-properties style:font-name="Times New Roman" fo:font-size="12pt" style:font-size-asian="12pt" style:font-size-complex="12pt" fo:language="en" fo:country="US"/>
    </style:style>
    <style:style style:name="T114" style:parent-style-name="Основнойшрифтабзаца" style:family="text">
      <style:text-properties style:font-name="Times New Roman" fo:font-size="12pt" style:font-size-asian="12pt" style:font-size-complex="12pt"/>
    </style:style>
    <style:style style:name="T115" style:parent-style-name="Основнойшрифтабзаца" style:family="text">
      <style:text-properties style:font-name="Times New Roman" fo:font-size="12pt" style:font-size-asian="12pt" style:font-size-complex="12pt" fo:language="en" fo:country="US"/>
    </style:style>
    <style:style style:name="T116" style:parent-style-name="Основнойшрифтабзаца" style:family="text">
      <style:text-properties style:font-name="Times New Roman" fo:font-size="12pt" style:font-size-asian="12pt" style:font-size-complex="12pt"/>
    </style:style>
    <style:style style:name="P117" style:parent-style-name="Обычный" style:family="paragraph">
      <style:paragraph-properties>
        <style:tab-stops>
          <style:tab-stop style:type="left" style:position="3.7083in"/>
        </style:tab-stops>
      </style:paragraph-properties>
    </style:style>
    <style:style style:name="P118" style:parent-style-name="Обычный" style:family="paragraph">
      <style:paragraph-properties>
        <style:tab-stops>
          <style:tab-stop style:type="left" style:position="3.7083in"/>
        </style:tab-stops>
      </style:paragraph-properties>
    </style:style>
    <style:style style:name="P119" style:parent-style-name="Обычный" style:family="paragraph">
      <style:paragraph-properties>
        <style:tab-stops>
          <style:tab-stop style:type="left" style:position="3.7083in"/>
        </style:tab-stops>
      </style:paragraph-properties>
    </style:style>
    <style:style style:name="T120" style:parent-style-name="Основнойшрифтабзаца" style:family="text">
      <style:text-properties style:font-name="Times New Roman" fo:color="#FF0000" fo:font-size="12pt" style:font-size-asian="12pt" style:font-size-complex="12pt" fo:language="en" fo:country="US"/>
    </style:style>
    <style:style style:name="T121" style:parent-style-name="Основнойшрифтабзаца" style:family="text">
      <style:text-properties style:font-name="Times New Roman" fo:color="#FF0000" fo:font-size="12pt" style:font-size-asian="12pt" style:font-size-complex="12pt"/>
    </style:style>
    <style:style style:name="T122" style:parent-style-name="Основнойшрифтабзаца" style:family="text">
      <style:text-properties style:font-name="Times New Roman" fo:color="#FF0000" fo:font-size="12pt" style:font-size-asian="12pt" style:font-size-complex="12pt"/>
    </style:style>
    <style:style style:name="T123" style:parent-style-name="Основнойшрифтабзаца" style:family="text">
      <style:text-properties style:font-name="Times New Roman" fo:color="#FF0000" fo:font-size="12pt" style:font-size-asian="12pt" style:font-size-complex="12pt" fo:language="en" fo:country="US"/>
    </style:style>
    <style:style style:name="T124" style:parent-style-name="Основнойшрифтабзаца" style:family="text">
      <style:text-properties style:font-name="Times New Roman" fo:color="#FF0000" fo:font-size="12pt" style:font-size-asian="12pt" style:font-size-complex="12pt"/>
    </style:style>
    <style:style style:name="T125" style:parent-style-name="Основнойшрифтабзаца" style:family="text">
      <style:text-properties style:font-name="Times New Roman" fo:color="#FF0000" fo:font-size="12pt" style:font-size-asian="12pt" style:font-size-complex="12pt"/>
    </style:style>
    <style:style style:name="P126" style:parent-style-name="Обычный" style:family="paragraph">
      <style:paragraph-properties>
        <style:tab-stops>
          <style:tab-stop style:type="left" style:position="3.7083in"/>
        </style:tab-stops>
      </style:paragraph-properties>
    </style:style>
    <style:style style:name="T127" style:parent-style-name="Основнойшрифтабзаца" style:family="text">
      <style:text-properties style:font-name="Times New Roman" fo:font-size="12pt" style:font-size-asian="12pt" style:font-size-complex="12pt"/>
    </style:style>
    <style:style style:name="T128" style:parent-style-name="Основнойшрифтабзаца" style:family="text">
      <style:text-properties style:font-name="Times New Roman" fo:font-size="12pt" style:font-size-asian="12pt" style:font-size-complex="12pt" fo:language="en" fo:country="US"/>
    </style:style>
    <style:style style:name="T129" style:parent-style-name="Основнойшрифтабзаца" style:family="text">
      <style:text-properties style:font-name="Times New Roman" fo:font-size="12pt" style:font-size-asian="12pt" style:font-size-complex="12pt"/>
    </style:style>
    <style:style style:name="T130" style:parent-style-name="Основнойшрифтабзаца" style:family="text">
      <style:text-properties style:font-name="Times New Roman" fo:font-size="12pt" style:font-size-asian="12pt" style:font-size-complex="12pt" fo:language="en" fo:country="US"/>
    </style:style>
    <style:style style:name="T131" style:parent-style-name="Основнойшрифтабзаца" style:family="text">
      <style:text-properties style:font-name="Times New Roman" fo:font-size="12pt" style:font-size-asian="12pt" style:font-size-complex="12pt"/>
    </style:style>
    <style:style style:name="T132" style:parent-style-name="Основнойшрифтабзаца" style:family="text">
      <style:text-properties style:font-name="Times New Roman" fo:font-size="12pt" style:font-size-asian="12pt" style:font-size-complex="12pt" fo:language="en" fo:country="US"/>
    </style:style>
    <style:style style:name="T133" style:parent-style-name="Основнойшрифтабзаца" style:family="text">
      <style:text-properties style:font-name="Times New Roman" fo:font-size="12pt" style:font-size-asian="12pt" style:font-size-complex="12pt"/>
    </style:style>
    <style:style style:name="P134"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35"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36"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37"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38"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39"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40"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41"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42"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43"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44"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45"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46"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147" style:parent-style-name="Обычный" style:family="paragraph">
      <style:text-properties style:font-name="Times New Roman" fo:font-size="12pt" style:font-size-asian="12pt" style:font-size-complex="12pt" fo:language="en" fo:country="US"/>
    </style:style>
    <style:style style:name="P148" style:parent-style-name="Обычный" style:family="paragraph">
      <style:text-properties style:font-name="Times New Roman" fo:font-size="12pt" style:font-size-asian="12pt" style:font-size-complex="12pt" fo:language="en" fo:country="US"/>
    </style:style>
    <style:style style:name="P149" style:parent-style-name="Обычный" style:family="paragraph">
      <style:text-properties style:font-name="Times New Roman" fo:font-size="12pt" style:font-size-asian="12pt" style:font-size-complex="12pt" fo:language="en" fo:country="US"/>
    </style:style>
    <style:style style:name="P150" style:parent-style-name="Обычный" style:family="paragraph">
      <style:text-properties style:font-name="Times New Roman" fo:font-size="12pt" style:font-size-asian="12pt" style:font-size-complex="12pt" fo:language="en" fo:country="US"/>
    </style:style>
    <style:style style:name="P151" style:parent-style-name="Обычный" style:family="paragraph">
      <style:text-properties style:font-name="Times New Roman" fo:font-weight="bold" style:font-weight-asian="bold" fo:font-size="12pt" style:font-size-asian="12pt" style:font-size-complex="12pt"/>
    </style:style>
    <style:style style:name="P152" style:parent-style-name="Обычный" style:family="paragraph">
      <style:text-properties style:font-name="Times New Roman" fo:font-size="12pt" style:font-size-asian="12pt" style:font-size-complex="12pt"/>
    </style:style>
    <style:style style:name="P153" style:parent-style-name="Обычный" style:family="paragraph">
      <style:text-properties style:font-name="Times New Roman" fo:font-size="12pt" style:font-size-asian="12pt" style:font-size-complex="12pt" fo:language="en" fo:country="US"/>
    </style:style>
    <style:style style:name="P154" style:parent-style-name="Обычный" style:family="paragraph">
      <style:text-properties style:font-name="Times New Roman" fo:font-size="12pt" style:font-size-asian="12pt" style:font-size-complex="12pt" fo:language="en" fo:country="US"/>
    </style:style>
    <style:style style:name="P155" style:parent-style-name="Обычный" style:family="paragraph">
      <style:text-properties style:font-name="Times New Roman" fo:font-size="12pt" style:font-size-asian="12pt" style:font-size-complex="12pt" fo:language="en" fo:country="US"/>
    </style:style>
    <style:style style:name="P156" style:parent-style-name="Обычный" style:family="paragraph">
      <style:text-properties style:font-name="Times New Roman" fo:font-size="12pt" style:font-size-asian="12pt" style:font-size-complex="12pt" fo:language="en" fo:country="US"/>
    </style:style>
    <style:style style:name="P157" style:parent-style-name="Обычный" style:family="paragraph">
      <style:text-properties style:font-name="Times New Roman" fo:font-size="12pt" style:font-size-asian="12pt" style:font-size-complex="12pt" fo:language="en" fo:country="US"/>
    </style:style>
    <style:style style:name="P158" style:parent-style-name="Обычный" style:family="paragraph">
      <style:text-properties style:font-name="Times New Roman" fo:font-size="12pt" style:font-size-asian="12pt" style:font-size-complex="12pt" fo:language="en" fo:country="US"/>
    </style:style>
    <style:style style:name="P159" style:parent-style-name="Обычный" style:family="paragraph">
      <style:text-properties style:font-name="Times New Roman" fo:font-size="12pt" style:font-size-asian="12pt" style:font-size-complex="12pt" fo:language="en" fo:country="US"/>
    </style:style>
    <style:style style:name="P160" style:parent-style-name="Обычный" style:family="paragraph">
      <style:text-properties style:font-name="Times New Roman" fo:font-size="12pt" style:font-size-asian="12pt" style:font-size-complex="12pt" fo:language="en" fo:country="US"/>
    </style:style>
    <style:style style:name="P161" style:parent-style-name="Обычный" style:family="paragraph">
      <style:text-properties style:font-name="Times New Roman" fo:font-size="12pt" style:font-size-asian="12pt" style:font-size-complex="12pt" fo:language="en" fo:country="US"/>
    </style:style>
    <style:style style:name="P162" style:parent-style-name="Обычный" style:family="paragraph">
      <style:text-properties style:font-name="Times New Roman" fo:font-size="12pt" style:font-size-asian="12pt" style:font-size-complex="12pt" fo:language="en" fo:country="US"/>
    </style:style>
    <style:style style:name="P163" style:parent-style-name="Обычный" style:family="paragraph">
      <style:text-properties style:font-name="Times New Roman" fo:font-size="12pt" style:font-size-asian="12pt" style:font-size-complex="12pt" fo:language="en" fo:country="US"/>
    </style:style>
    <style:style style:name="P164" style:parent-style-name="Обычный" style:family="paragraph">
      <style:text-properties style:font-name="Times New Roman" fo:font-size="12pt" style:font-size-asian="12pt" style:font-size-complex="12pt" fo:language="en" fo:country="US"/>
    </style:style>
    <style:style style:name="P165" style:parent-style-name="Обычный" style:family="paragraph">
      <style:text-properties style:font-name="Times New Roman" fo:font-size="12pt" style:font-size-asian="12pt" style:font-size-complex="12pt" fo:language="en" fo:country="US"/>
    </style:style>
    <style:style style:name="P166" style:parent-style-name="Обычный" style:family="paragraph">
      <style:text-properties style:font-name="Times New Roman" fo:font-size="12pt" style:font-size-asian="12pt" style:font-size-complex="12pt" fo:language="en" fo:country="US"/>
    </style:style>
    <style:style style:name="P167" style:parent-style-name="Обычный" style:family="paragraph">
      <style:text-properties style:font-name="Times New Roman" fo:font-size="12pt" style:font-size-asian="12pt" style:font-size-complex="12pt" fo:language="en" fo:country="US"/>
    </style:style>
    <style:style style:name="P168" style:parent-style-name="Обычный" style:family="paragraph">
      <style:text-properties style:font-name="Times New Roman" fo:font-size="12pt" style:font-size-asian="12pt" style:font-size-complex="12pt" fo:language="en" fo:country="US"/>
    </style:style>
    <style:style style:name="P169" style:parent-style-name="Обычный" style:family="paragraph">
      <style:text-properties style:font-name="Times New Roman" fo:font-size="12pt" style:font-size-asian="12pt" style:font-size-complex="12pt" fo:language="en" fo:country="US"/>
    </style:style>
    <style:style style:name="P170" style:parent-style-name="Обычный" style:family="paragraph">
      <style:text-properties style:font-name="Times New Roman" fo:font-size="12pt" style:font-size-asian="12pt" style:font-size-complex="12pt" fo:language="en" fo:country="US"/>
    </style:style>
    <style:style style:name="P171" style:parent-style-name="Обычный" style:family="paragraph">
      <style:text-properties style:font-name="Times New Roman" fo:font-size="12pt" style:font-size-asian="12pt" style:font-size-complex="12pt" fo:language="en" fo:country="US"/>
    </style:style>
    <style:style style:name="T172" style:parent-style-name="Основнойшрифтабзаца" style:family="text">
      <style:text-properties style:font-name="Times New Roman" fo:font-size="12pt" style:font-size-asian="12pt" style:font-size-complex="12pt" fo:language="en" fo:country="US"/>
    </style:style>
    <style:style style:name="T173" style:parent-style-name="Основнойшрифтабзаца" style:family="text">
      <style:text-properties style:font-name="Times New Roman" fo:font-size="12pt" style:font-size-asian="12pt" style:font-size-complex="12pt"/>
    </style:style>
    <style:style style:name="P174" style:parent-style-name="Обычный" style:family="paragraph">
      <style:text-properties style:font-name="Times New Roman" fo:font-size="12pt" style:font-size-asian="12pt" style:font-size-complex="12pt"/>
    </style:style>
    <style:style style:name="P175" style:parent-style-name="Обычный" style:family="paragraph">
      <style:text-properties style:font-name="Times New Roman" fo:font-size="12pt" style:font-size-asian="12pt" style:font-size-complex="12pt"/>
    </style:style>
    <style:style style:name="P176" style:parent-style-name="Обычный" style:family="paragraph">
      <style:text-properties style:font-name="Times New Roman" fo:font-size="12pt" style:font-size-asian="12pt" style:font-size-complex="12pt"/>
    </style:style>
    <style:style style:name="T177" style:parent-style-name="Основнойшрифтабзаца" style:family="text">
      <style:text-properties fo:color="#FF0000" fo:language="en" fo:country="US"/>
    </style:style>
    <style:style style:name="T178" style:parent-style-name="Основнойшрифтабзаца" style:family="text">
      <style:text-properties fo:color="#FF0000"/>
    </style:style>
    <style:style style:name="P179" style:parent-style-name="Обычный" style:family="paragraph">
      <style:text-properties style:font-name="Times New Roman" fo:font-size="12pt" style:font-size-asian="12pt" style:font-size-complex="12pt"/>
    </style:style>
    <style:style style:name="P180" style:parent-style-name="Обычный" style:family="paragraph">
      <style:text-properties style:font-name="Times New Roman" fo:font-weight="bold" style:font-weight-asian="bold" fo:font-size="12pt" style:font-size-asian="12pt" style:font-size-complex="12pt"/>
    </style:style>
    <style:style style:name="P181" style:parent-style-name="Обычный" style:family="paragraph">
      <style:text-properties style:font-name="Times New Roman" fo:font-size="12pt" style:font-size-asian="12pt" style:font-size-complex="12pt"/>
    </style:style>
    <style:style style:name="T182" style:parent-style-name="Основнойшрифтабзаца" style:family="text">
      <style:text-properties style:font-name="Times New Roman" fo:color="#0000FF" fo:font-size="12pt" style:font-size-asian="12pt" style:font-size-complex="12pt" fo:language="en" fo:country="US"/>
    </style:style>
    <style:style style:name="T183" style:parent-style-name="Основнойшрифтабзаца" style:family="text">
      <style:text-properties style:font-name="Times New Roman" fo:color="#0000FF" fo:font-size="12pt" style:font-size-asian="12pt" style:font-size-complex="12pt"/>
    </style:style>
    <style:style style:name="P184" style:parent-style-name="Обычный" style:family="paragraph">
      <style:text-properties style:font-name="Times New Roman" fo:font-size="12pt" style:font-size-asian="12pt" style:font-size-complex="12pt"/>
    </style:style>
    <style:style style:name="P185" style:parent-style-name="Обычный" style:family="paragraph">
      <style:text-properties style:font-name="Times New Roman" fo:font-size="12pt" style:font-size-asian="12pt" style:font-size-complex="12pt" fo:language="en" fo:country="US"/>
    </style:style>
    <style:style style:name="P186" style:parent-style-name="Обычный" style:family="paragraph">
      <style:text-properties style:font-name="Times New Roman" fo:font-size="12pt" style:font-size-asian="12pt" style:font-size-complex="12pt" fo:language="en" fo:country="US"/>
    </style:style>
    <style:style style:name="P187" style:parent-style-name="Обычный" style:family="paragraph">
      <style:text-properties style:font-name="Times New Roman" fo:font-size="12pt" style:font-size-asian="12pt" style:font-size-complex="12pt" fo:language="en" fo:country="US"/>
    </style:style>
    <style:style style:name="T188" style:parent-style-name="Основнойшрифтабзаца" style:family="text">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T189" style:parent-style-name="Основнойшрифтабзаца" style:family="text">
      <style:text-properties style:font-name="Times New Roman" fo:font-size="12pt" style:font-size-asian="12pt" style:font-size-complex="12pt"/>
    </style:style>
    <style:style style:name="T190" style:parent-style-name="Основнойшрифтабзаца" style:family="text">
      <style:text-properties style:font-name="Times New Roman" fo:font-size="12pt" style:font-size-asian="12pt" style:font-size-complex="12pt"/>
    </style:style>
    <style:style style:name="T191" style:parent-style-name="Основнойшрифтабзаца" style:family="text">
      <style:text-properties style:font-name="Times New Roman" fo:font-size="12pt" style:font-size-asian="12pt" style:font-size-complex="12pt"/>
    </style:style>
    <style:style style:name="T192" style:parent-style-name="Основнойшрифтабзаца" style:family="text">
      <style:text-properties style:font-name="Times New Roman" fo:font-size="12pt" style:font-size-asian="12pt" style:font-size-complex="12pt"/>
    </style:style>
    <style:style style:name="T193" style:parent-style-name="Основнойшрифтабзаца" style:family="text">
      <style:text-properties style:font-name="Times New Roman" fo:font-size="12pt" style:font-size-asian="12pt" style:font-size-complex="12pt"/>
    </style:style>
    <style:style style:name="T194" style:parent-style-name="Основнойшрифтабзаца" style:family="text">
      <style:text-properties style:font-name="Times New Roman" fo:font-size="12pt" style:font-size-asian="12pt" style:font-size-complex="12pt"/>
    </style:style>
    <style:style style:name="T195" style:parent-style-name="Основнойшрифтабзаца" style:family="text">
      <style:text-properties style:font-name="Times New Roman" fo:font-size="12pt" style:font-size-asian="12pt" style:font-size-complex="12pt"/>
    </style:style>
    <style:style style:name="T196" style:parent-style-name="Основнойшрифтабзаца" style:family="text">
      <style:text-properties style:font-name="Times New Roman" fo:font-size="12pt" style:font-size-asian="12pt" style:font-size-complex="12pt" fo:language="en" fo:country="US"/>
    </style:style>
    <style:style style:name="T197" style:parent-style-name="Основнойшрифтабзаца" style:family="text">
      <style:text-properties style:font-name="Times New Roman" fo:font-size="12pt" style:font-size-asian="12pt" style:font-size-complex="12pt"/>
    </style:style>
    <style:style style:name="T198" style:parent-style-name="Основнойшрифтабзаца" style:family="text">
      <style:text-properties style:font-name="Times New Roman" fo:font-size="12pt" style:font-size-asian="12pt" style:font-size-complex="12pt" fo:language="en" fo:country="US"/>
    </style:style>
    <style:style style:name="T199" style:parent-style-name="Основнойшрифтабзаца" style:family="text">
      <style:text-properties style:font-name="Times New Roman" fo:font-size="12pt" style:font-size-asian="12pt" style:font-size-complex="12pt"/>
    </style:style>
    <style:style style:name="T200" style:parent-style-name="Основнойшрифтабзаца" style:family="text">
      <style:text-properties fo:color="#FF0000" fo:language="en" fo:country="US"/>
    </style:style>
    <style:style style:name="T201" style:parent-style-name="Основнойшрифтабзаца" style:family="text">
      <style:text-properties fo:color="#FF0000"/>
    </style:style>
    <style:style style:name="T202" style:parent-style-name="Основнойшрифтабзаца" style:family="text">
      <style:text-properties fo:color="#FF0000"/>
    </style:style>
    <style:style style:name="T203" style:parent-style-name="Основнойшрифтабзаца" style:family="text">
      <style:text-properties fo:color="#FF0000"/>
    </style:style>
    <style:style style:name="P204" style:parent-style-name="Обычный" style:family="paragraph">
      <style:text-properties style:font-name="Times New Roman" fo:font-size="12pt" style:font-size-asian="12pt" style:font-size-complex="12pt" fo:language="en" fo:country="US"/>
    </style:style>
    <style:style style:name="T205" style:parent-style-name="Основнойшрифтабзаца" style:family="text">
      <style:text-properties style:font-name="Times New Roman" fo:font-size="12pt" style:font-size-asian="12pt" style:font-size-complex="12pt" fo:language="en" fo:country="US"/>
    </style:style>
    <style:style style:name="T206" style:parent-style-name="Основнойшрифтабзаца" style:family="text">
      <style:text-properties style:font-name="Times New Roman" fo:font-size="12pt" style:font-size-asian="12pt" style:font-size-complex="12pt" fo:language="en" fo:country="US"/>
    </style:style>
    <style:style style:name="T207" style:parent-style-name="Основнойшрифтабзаца" style:family="text">
      <style:text-properties style:font-name="Times New Roman" fo:font-size="12pt" style:font-size-asian="12pt" style:font-size-complex="12pt" fo:language="en" fo:country="US"/>
    </style:style>
    <style:style style:name="T208" style:parent-style-name="Основнойшрифтабзаца" style:family="text">
      <style:text-properties style:font-name="Times New Roman" fo:font-size="12pt" style:font-size-asian="12pt" style:font-size-complex="12pt" fo:language="en" fo:country="US"/>
    </style:style>
    <style:style style:name="T209" style:parent-style-name="Основнойшрифтабзаца" style:family="text">
      <style:text-properties style:font-name="Times New Roman" fo:font-size="12pt" style:font-size-asian="12pt" style:font-size-complex="12pt" fo:language="en" fo:country="US"/>
    </style:style>
    <style:style style:name="T210" style:parent-style-name="Основнойшрифтабзаца" style:family="text">
      <style:text-properties style:font-name="Times New Roman" fo:font-size="12pt" style:font-size-asian="12pt" style:font-size-complex="12pt" fo:language="en" fo:country="US"/>
    </style:style>
    <style:style style:name="T211" style:parent-style-name="Основнойшрифтабзаца" style:family="text">
      <style:text-properties style:font-name="Times New Roman" fo:font-size="12pt" style:font-size-asian="12pt" style:font-size-complex="12pt"/>
    </style:style>
    <style:style style:name="T212" style:parent-style-name="Основнойшрифтабзаца" style:family="text">
      <style:text-properties style:font-name="Times New Roman" fo:font-size="12pt" style:font-size-asian="12pt" style:font-size-complex="12pt" fo:language="en" fo:country="US"/>
    </style:style>
    <style:style style:name="P213" style:parent-style-name="Обычный" style:family="paragraph">
      <style:text-properties style:font-name="Times New Roman" fo:font-size="12pt" style:font-size-asian="12pt" style:font-size-complex="12pt" fo:language="en" fo:country="US"/>
    </style:style>
    <style:style style:name="P214" style:parent-style-name="Обычный" style:family="paragraph">
      <style:text-properties style:font-name="Times New Roman" fo:font-size="12pt" style:font-size-asian="12pt" style:font-size-complex="12pt" fo:language="en" fo:country="US"/>
    </style:style>
    <style:style style:name="P215" style:parent-style-name="Обычный" style:family="paragraph">
      <style:text-properties style:font-name="Times New Roman" fo:font-size="12pt" style:font-size-asian="12pt" style:font-size-complex="12pt" fo:language="en" fo:country="US"/>
    </style:style>
    <style:style style:name="P216" style:parent-style-name="Обычный" style:family="paragraph">
      <style:text-properties style:font-name="Times New Roman" fo:font-size="12pt" style:font-size-asian="12pt" style:font-size-complex="12pt" fo:language="en" fo:country="US"/>
    </style:style>
    <style:style style:name="P217" style:parent-style-name="Обычный" style:family="paragraph">
      <style:text-properties style:font-name="Times New Roman" fo:font-size="12pt" style:font-size-asian="12pt" style:font-size-complex="12pt" fo:language="en" fo:country="US"/>
    </style:style>
    <style:style style:name="P218" style:parent-style-name="Обычный" style:family="paragraph">
      <style:text-properties style:font-name="Times New Roman" fo:font-size="12pt" style:font-size-asian="12pt" style:font-size-complex="12pt" fo:language="en" fo:country="US"/>
    </style:style>
    <style:style style:name="P219" style:parent-style-name="Обычный" style:family="paragraph">
      <style:text-properties style:font-name="Times New Roman" fo:font-size="12pt" style:font-size-asian="12pt" style:font-size-complex="12pt" fo:language="en" fo:country="US"/>
    </style:style>
    <style:style style:name="T220" style:parent-style-name="Основнойшрифтабзаца" style:family="text">
      <style:text-properties style:font-name="Times New Roman" fo:font-size="12pt" style:font-size-asian="12pt" style:font-size-complex="12pt" fo:language="en" fo:country="US"/>
    </style:style>
    <style:style style:name="T221" style:parent-style-name="Основнойшрифтабзаца" style:family="text">
      <style:text-properties style:font-name="Times New Roman" fo:font-size="12pt" style:font-size-asian="12pt" style:font-size-complex="12pt"/>
    </style:style>
    <style:style style:name="P222" style:parent-style-name="Обычный" style:family="paragraph">
      <style:text-properties style:font-name="Times New Roman" fo:font-weight="bold" style:font-weight-asian="bold" fo:font-size="12pt" style:font-size-asian="12pt" style:font-size-complex="12pt"/>
    </style:style>
    <style:style style:name="P223" style:parent-style-name="Обычный" style:family="paragraph">
      <style:text-properties style:font-name="Times New Roman" fo:font-size="12pt" style:font-size-asian="12pt" style:font-size-complex="12pt"/>
    </style:style>
    <style:style style:name="P224" style:parent-style-name="Обычный" style:family="paragraph">
      <style:text-properties style:font-name="Times New Roman" fo:font-size="12pt" style:font-size-asian="12pt" style:font-size-complex="12pt"/>
    </style:style>
    <style:style style:name="T225" style:parent-style-name="Основнойшрифтабзаца" style:family="text">
      <style:text-properties fo:color="#FF0000" fo:language="en" fo:country="US"/>
    </style:style>
    <style:style style:name="T226" style:parent-style-name="Основнойшрифтабзаца" style:family="text">
      <style:text-properties fo:color="#FF0000"/>
    </style:style>
    <style:style style:name="P227" style:parent-style-name="Обычный" style:family="paragraph">
      <style:text-properties style:font-name="Times New Roman" fo:font-size="12pt" style:font-size-asian="12pt" style:font-size-complex="12pt"/>
    </style:style>
    <style:style style:name="T228" style:parent-style-name="Основнойшрифтабзаца" style:family="text">
      <style:text-properties fo:color="#FF0000" fo:language="en" fo:country="US"/>
    </style:style>
    <style:style style:name="T229" style:parent-style-name="Основнойшрифтабзаца" style:family="text">
      <style:text-properties fo:color="#FF0000"/>
    </style:style>
    <style:style style:name="P230" style:parent-style-name="Обычный" style:family="paragraph">
      <style:text-properties style:font-name="Times New Roman" fo:font-size="12pt" style:font-size-asian="12pt" style:font-size-complex="12pt"/>
    </style:style>
    <style:style style:name="T231" style:parent-style-name="Основнойшрифтабзаца" style:family="text">
      <style:text-properties style:font-name="Times New Roman" fo:font-size="12pt" style:font-size-asian="12pt" style:font-size-complex="12pt"/>
    </style:style>
    <style:style style:name="T232" style:parent-style-name="Основнойшрифтабзаца" style:family="text">
      <style:text-properties style:font-name="Times New Roman" fo:font-size="12pt" style:font-size-asian="12pt" style:font-size-complex="12pt"/>
    </style:style>
  </office:automatic-styles>
  <office:body>
    <office:text text:use-soft-page-breaks="true">
      <text:p text:style-name="P1">Архитектура QVariant</text:p>
      <text:p text:style-name="P2">Общее описание:</text:p>
      <text:p text:style-name="P3">QVariant – контейнер, позволяющий хранить в себе экземпляры наиболее распространенных типов данных Qt и встроенных типов в язык C++. Например,<text:s/>QByteArray, QString, QPoint, QMap и т.п.</text:p>
      <text:p text:style-name="P4">Кроме того, могут храниться и пользовательские типы, которые поддерживаются при помощи класса QMetaType. Этот класс связывает имя типа и сам тип для динамического добавления и уничтожения. Для объявления нового типа<text:s/>используется макрос Q_DECLARE_METATYPE, который делает доступным данный тип данных для использования в QVariant.</text:p>
      <text:p text:style-name="P5">Объект QVariant одновременно может хранить только один экземпляр некоторого типа. Тип хранимого экземпляра в таком объекте можно узнать посредством попытки его конвертации в какой-то из известных типов. При запросе на получение значения объекта QVariant возвращается копия хранимого объекта.</text:p>
      <text:p text:style-name="P6">Механизм регистрации:</text:p>
      <text:p text:style-name="P7">При передаче экземпляра известного типа составляется соответствие данного типа и определенного для него уникального индекса. Например, QMetaType::Bool соответствует 1, QMetaType::String – 10.</text:p>
      <text:p text:style-name="Обычный"><text:span text:style-name="T8">IAA</text:span><text:span text:style-name="T9">: каждая передача экземпляра нашего типа должна предваряеться объявлением нашего типа? не много ли объявлений получается? и что за магия скрывает</text:span><text:span text:style-name="T10">ся за "регистрацией с помощью Q_DECLARE_METATYPE"?</text:span></text:p>
      <text:p text:style-name="P11">При передаче пользовательского типа предварительно производится объявление этого типа и его регистрация с помощью Q_DECLARE_METATYPE, после которого этот тип становится известным для QMetaType. В таком случае макросу указывается имя данного типа, его экземпляр должен иметь публичные конструктор по умолчанию, конструктор копирования и деструктор.</text:p>
      <text:p text:style-name="P12">После этого производится копирование значения заданного экземпляра в структуру QVariant.</text:p>
      <text:p text:style-name="Обычный"><text:span text:style-name="T13">Ответ:</text:span></text:p>
      <text:p text:style-name="P14">Регистрация пользовательского типа происходит единожды, если тип до этого не был зарегистрирован. При этом пользовательский тип должен иметь полное описание. Разместить данный макрос можно сразу после объявления класса, что рекомендуется, либо в любом другом месте глобальной области видимости. То есть при создании или передаче такого экземпляра повторное</text:p>
      <text:p text:style-name="Обычный"><text:span text:style-name="T15">IAA</text:span><text:span text:style-name="T16">: <text:s/></text:span><text:span text:style-name="T17">при этом Вы понимаете, что в данный макрос никакого класса не объявляет?</text:span></text:p>
      <text:p text:style-name="P18">объявление класса не нужно.</text:p>
      <text:p text:style-name="Обычный"><text:span text:style-name="T19">Механизм регистрации типа заключается в построении соответствия<text:s/></text:span><text:span text:style-name="T20">заданного типа<text:s/></text:span><text:span text:style-name="T21">TYPE</text:span><text:span text:style-name="T22"><text:s/>и некоторого индекса<text:s/></text:span><text:span text:style-name="T23">metatype</text:span><text:span text:style-name="T24">_</text:span><text:span text:style-name="T25">id</text:span><text:span text:style-name="T26"><text:s/>с добавлением в глобальный список типов. При этом</text:span></text:p>
      <text:p text:style-name="Обычный"><text:span text:style-name="T27">IAA</text:span><text:span text:style-name="T28">: <text:s/>класс. содержащий тип в самом классе, здесь я запутался...</text:span></text:p>
      <text:p text:style-name="Обычный"><text:span text:style-name="T29">используется класс<text:s/></text:span><text:span text:style-name="T30">QBasicAtomicInt</text:span><text:span text:style-name="T31">, содержащий сам тип и операции над ним как в самом классе<text:s/></text:span><text:span text:style-name="T32">QBasicAtomicI</text:span><text:span text:style-name="T33">nt</text:span><text:span text:style-name="T34">, так и с помощью структуры QAtomicOps.</text:span></text:p>
      <text:soft-page-break/>
      <text:p text:style-name="P35">#define Q_DECLARE_METATYPE(TYPE) Q_DECLARE_METATYPE_IMPL(TYPE)</text:p>
      <text:p text:style-name="P36">#define Q_DECLARE_METATYPE_IMPL(TYPE)</text:p>
      <text:p text:style-name="P37"><text:s text:c="4"/>QT_BEGIN_NAMESPACE</text:p>
      <text:p text:style-name="P38"><text:s text:c="4"/>template &lt;&gt;</text:p>
      <text:p text:style-name="P39"><text:s text:c="4"/>struct QMetaTypeId&lt;<text:s/>TYPE &gt;</text:p>
      <text:p text:style-name="P40"><text:s text:c="4"/>{</text:p>
      <text:p text:style-name="P41"><text:s text:c="8"/>enum { Defined = 1 };</text:p>
      <text:p text:style-name="P42"><text:s text:c="8"/>static int qt_metatype_id()</text:p>
      <text:p text:style-name="P43"><text:s text:c="12"/>{</text:p>
      <text:p text:style-name="P44"><text:s text:c="16"/>static QBasicAtomicInt metatype_id = Q_BASIC_ATOMIC_INITIALIZER(0);</text:p>
      <text:p text:style-name="P45"><text:s text:c="16"/>if (const int id = metatype_id.loadAcquire())</text:p>
      <text:p text:style-name="P46"><text:s text:c="16"/><text:s text:c="4"/>return id;</text:p>
      <text:p text:style-name="P47"><text:s text:c="16"/>const int newId = qRegisterMetaType&lt; TYPE &gt;(#TYPE,</text:p>
      <text:p text:style-name="P48"><text:s text:c="30"/>reinterpret_cast&lt; TYPE *&gt;(quintptr(-1)));</text:p>
      <text:p text:style-name="P49"><text:s text:c="16"/>metatype_id.storeRelease(newId);</text:p>
      <text:p text:style-name="P50"><text:s text:c="16"/>return newId;</text:p>
      <text:p text:style-name="P51"><text:s text:c="12"/>}</text:p>
      <text:p text:style-name="P52"><text:s text:c="4"/>};</text:p>
      <text:p text:style-name="P53"><text:s text:c="4"/>QT_END_NAMESPACE</text:p>
      <text:p text:style-name="Обычный"><text:span text:style-name="T54">Передача</text:span><text:span text:style-name="T55"><text:s/></text:span><text:span text:style-name="T56">экземпляра</text:span><text:span text:style-name="T57"><text:s/></text:span><text:span text:style-name="T58">в</text:span><text:span text:style-name="T59"><text:s/></text:span><text:span text:style-name="T60">контейнер</text:span><text:span text:style-name="T61">:</text:span></text:p>
      <text:p text:style-name="P62">Экземпляры передаются в конструктор объекта QVariant через константную ссылку, либо по значению, если передается примитивный тип.</text:p>
      <text:p text:style-name="Обычный"><text:span text:style-name="T63">IAA</text:span><text:span text:style-name="T64">: <text:s/>т.е.передать на хранение экземпляр пользовательского типа по указателю на этот экземпляр невозможно?</text:span></text:p>
      <text:p text:style-name="P65"><text:s/>Также<text:s/>возможна передача в конструктор другого объекта QVariant. После происходит вызов конструктора копирования данного экземпляра в созданный объект QVariant.</text:p>
      <text:p text:style-name="P66">Процесс происходит следующим образом. Вызывается метод QVariant::create(), в котором</text:p>
      <text:p text:style-name="Обычный"><text:span text:style-name="T67">IAA</text:span><text:span text:style-name="T68">: <text:s/>здесь я за</text:span><text:span text:style-name="T69">путался...</text:span></text:p>
      <text:p text:style-name="P70">по типу передаваемого значения экземпляр HandlerManager в массиве Handler выбирается необходимый и по нему происходит вызов своего метода construct(). Методы QVariant::Handler::construct() отличаются между собой в зависимости от выбранного модуля, но работают по единому принципу. Также при хранении экземпляра пользовательского типа используется QVariant::customConstruct().</text:p>
      <text:p text:style-name="P71">void QVariant::create(int type, const void *copy)</text:p>
      <text:p text:style-name="P72">{</text:p>
      <text:p text:style-name="P73"><text:s text:c="4"/>d.type = type;</text:p>
      <text:p text:style-name="P74"><text:s text:c="4"/>handlerManager[type]-&gt;construct(&amp;d, copy);</text:p>
      <text:soft-page-break/>
      <text:p text:style-name="P75">}</text:p>
      <text:p text:style-name="P76"/>
      <text:p text:style-name="P77">static HandlersManager handlerManager;</text:p>
      <text:p text:style-name="P78">Q_STATIC_ASSERT_X(!QModulesPrivate::Core, "Initialization assumes that ModulesNames::Core is 0");</text:p>
      <text:p text:style-name="P79">const QVariant::Handler *HandlersManager::Handlers[QModulesPrivate::ModulesCount]</text:p>
      <text:p text:style-name="P80"><text:s text:c="37"/><text:s text:c="3"/>= { &amp;qt_kernel_variant_handler, &amp;qt_dummy_variant_handler,</text:p>
      <text:p text:style-name="P81"><text:s text:c="44"/>&amp;qt_dummy_variant_handler, &amp;qt_custom_variant_handler };</text:p>
      <text:p text:style-name="Обычный"><text:span text:style-name="T82">IAA</text:span><text:span text:style-name="T83">: передача типа? и что такое размер типа?</text:span></text:p>
      <text:p text:style-name="P84">Далее при передачи типа вызывается QVariant::Private::v_construct(), который в свою очередь содержит вызов QVariant::Private::v_construct_helper().Метод CanUseInternalSpace_t() проверяет, что размер переданного типа меньше или равен максимальному размеру из известных QVariant типов. Если данное условие<text:s/>выполняется, то используется placement_new и в выделенную память помещается копия экземпляра, иначе используется QVariant::PrivateShared.</text:p>
      <text:p text:style-name="Обычный"><text:span text:style-name="T85">Ответ:</text:span></text:p>
      <text:p text:style-name="Обычный"><text:span text:style-name="T86">Имелось в виду, что в v_construct передаются данные параметы: v_construct&lt;&gt;(&amp;d, val), где<text:s/></text:span><text:span text:style-name="T87">d</text:span><text:span text:style-name="T88">.</text:span><text:span text:style-name="T89">type</text:span><text:span text:style-name="T90"><text:s/>=<text:s/></text:span><text:span text:style-name="T91">type</text:span><text:span text:style-name="T92"><text:s/>в коде QVariant::create(). Размер типа представляет собой размер памяти,</text:span></text:p>
      <text:p text:style-name="Обычный"><text:span text:style-name="T93">IAA</text:span><text:span text:style-name="T94">: <text:s/>выходит курс прошел мимо, если Вы все еще не понимаете, что тип — ЭТО АЛГЕБРА!</text:span></text:p>
      <text:p text:style-name="Обычный"><text:span text:style-name="T95">который занимает этот тип с входящими в него полями.</text:span></text:p>
      <text:p text:style-name="P96">template &lt;class T&gt;</text:p>
      <text:p text:style-name="P97">inline void v_construct(QVariant::Private *x, const T &amp;t)</text:p>
      <text:p text:style-name="P98">{</text:p>
      <text:p text:style-name="P99"><text:s text:c="4"/>// dispatch</text:p>
      <text:p text:style-name="P100"><text:s text:c="4"/>v_construct_helper(x, t, typename QVariantIntegrator&lt;T&gt;::CanUseInternalSpace_t());</text:p>
      <text:p text:style-name="P101">}</text:p>
      <text:p text:style-name="P102">При присваивании проверяется, является ли хранимый объект</text:p>
      <text:p text:style-name="Обычный"><text:span text:style-name="T103">IAA</text:span><text:span text:style-name="T104">: а это еще что такое?</text:span></text:p>
      <text:p text:style-name="Обычный"><text:span text:style-name="T105">распространяемым</text:span><text:span text:style-name="T106">.<text:s/></text:span><text:span text:style-name="T107">То ест</text:span><text:span text:style-name="T108">ь, если if (variant.d.is_shared), то производится shallow-copy, иначе deep-copy.</text:span></text:p>
      <text:p text:style-name="P109"><text:span text:style-name="T110">Ответ:</text:span></text:p>
      <text:p text:style-name="P111"><text:span text:style-name="T112">Имеется в виду флаг is_shared, который может принимать значение<text:s/></text:span><text:span text:style-name="T113">true</text:span><text:span text:style-name="T114"><text:s/>и<text:s/></text:span><text:span text:style-name="T115">false</text:span><text:span text:style-name="T116"><text:s/>и понимается как индикатор,</text:span></text:p>
      <text:p text:style-name="P117"/>
      <text:p text:style-name="P118"/>
      <text:soft-page-break/>
      <text:p text:style-name="P119"><text:span text:style-name="T120">IAA</text:span><text:span text:style-name="T121">: и кто определяет, является ли ресурс разделяемым? Мы, ко</text:span><text:span text:style-name="T122">гда передаем его на хранение? Или уже сам<text:s/></text:span><text:span text:style-name="T123">Qvariant</text:span><text:span text:style-name="T124">?<text:s/></text:span><text:span text:style-name="T125">Но тогда вопрос, а с кем он его разделяет без нашего ведома?</text:span></text:p>
      <text:p text:style-name="P126"><text:span text:style-name="T127"><text:s/>является ли ресурс разделяемым. Этот флаг устанавливается в зависимости от параметра в<text:s/></text:span><text:span text:style-name="T128">v</text:span><text:span text:style-name="T129">_</text:span><text:span text:style-name="T130">construct</text:span><text:span text:style-name="T131">_</text:span><text:span text:style-name="T132">helper</text:span><text:span text:style-name="T133">:</text:span></text:p>
      <text:p text:style-name="P134">template &lt;class T&gt;</text:p>
      <text:p text:style-name="P135">inline void<text:s/>v_construct_helper(QVariant::Private *x, const T &amp;t, std::true_type)</text:p>
      <text:p text:style-name="P136">{</text:p>
      <text:p text:style-name="P137"><text:s text:c="4"/>new (&amp;x-&gt;data) T(t);</text:p>
      <text:p text:style-name="P138"><text:s text:c="4"/>x-&gt;is_shared = false;</text:p>
      <text:p text:style-name="P139">}</text:p>
      <text:p text:style-name="P140">template &lt;class T&gt;</text:p>
      <text:p text:style-name="P141">inline void v_construct_helper(QVariant::Private *x, const T &amp;t, std::false_type)</text:p>
      <text:p text:style-name="P142">{</text:p>
      <text:p text:style-name="P143"><text:s text:c="4"/>x-&gt;data.shared = new QVariantPrivateSharedEx&lt;T&gt;(t);</text:p>
      <text:p text:style-name="P144"><text:s text:c="4"/>x-&gt;is_shared = true;</text:p>
      <text:p text:style-name="P145">}</text:p>
      <text:p text:style-name="P146"/>
      <text:p text:style-name="P147">/// The type used as a compile-time boolean with true value.</text:p>
      <text:p text:style-name="P148"><text:s text:c="2"/>typedef integral_constant&lt;bool, true&gt; <text:s text:c="4"/>true_type;</text:p>
      <text:p text:style-name="P149"><text:s text:c="2"/>/// The type used as a compile-time boolean with false value.</text:p>
      <text:p text:style-name="P150"><text:s text:c="2"/>typedef integral_constant&lt;bool, false&gt; <text:s text:c="3"/>false_type;</text:p>
      <text:p text:style-name="P151">Хранение экземпляра в QVariant:</text:p>
      <text:p text:style-name="P152">Для хранения используется union, содержащий примитивные типы, указатели на void, QObject, PrivateShared.</text:p>
      <text:p text:style-name="P153">union Data</text:p>
      <text:p text:style-name="P154"><text:s text:c="8"/>{</text:p>
      <text:p text:style-name="P155"><text:s text:c="12"/>char c;</text:p>
      <text:p text:style-name="P156"><text:s text:c="12"/>int i;</text:p>
      <text:p text:style-name="P157"><text:s text:c="12"/>uint u;</text:p>
      <text:p text:style-name="P158"><text:s text:c="12"/>bool b;</text:p>
      <text:p text:style-name="P159"><text:s text:c="12"/>double d;</text:p>
      <text:p text:style-name="P160"><text:s text:c="12"/>float f;</text:p>
      <text:p text:style-name="P161"><text:s text:c="12"/>qreal real;</text:p>
      <text:soft-page-break/>
      <text:p text:style-name="P162"><text:s text:c="12"/>qlonglong ll;</text:p>
      <text:p text:style-name="P163"><text:s text:c="12"/>qulonglong ull;</text:p>
      <text:p text:style-name="P164"><text:s text:c="12"/>QObject *o;</text:p>
      <text:p text:style-name="P165"><text:s text:c="12"/>void *ptr;</text:p>
      <text:p text:style-name="P166"><text:s text:c="12"/>PrivateShared *shared;</text:p>
      <text:p text:style-name="P167"><text:s text:c="8"/>} data;</text:p>
      <text:p text:style-name="P168"/>
      <text:p text:style-name="P169">struct<text:s/>PrivateShared</text:p>
      <text:p text:style-name="P170"><text:s text:c="4"/>{</text:p>
      <text:p text:style-name="P171"><text:s text:c="8"/>inline PrivateShared(void *v) : ptr(v), ref(1) { }</text:p>
      <text:p text:style-name="Обычный"><text:span text:style-name="T172"><text:s text:c="8"/></text:span><text:span text:style-name="T173">void *ptr;</text:span></text:p>
      <text:p text:style-name="P174"><text:s text:c="8"/>QAtomicInt ref;</text:p>
      <text:p text:style-name="P175"><text:s text:c="4"/>};</text:p>
      <text:p text:style-name="P176">Если размер типа оказывается больше, чем размер union Data, то выделяется память на куче и указатель на копию хранимого экземпляра записывается в PrivateShared* shared. Иначе, как уже описывалось, производится placement_new. Обращение производится по указателю void *ptr.</text:p>
      <text:p text:style-name="Обычный"><text:span text:style-name="T177">IAA</text:span><text:span text:style-name="T178">: кто, когда и как смог получить указатели на конструкторы, деструкторы нащих типов, если речь о них?</text:span></text:p>
      <text:p text:style-name="P179">Метаинформация о хранимом экземпляре (название типа, адреса конструкторов и деструкторов) находится в отдельном поле в QMetaType. А в union Data хранится индекс типа.</text:p>
      <text:p text:style-name="P180">Доступ к экземпляру контейнера:</text:p>
      <text:p text:style-name="P181">Доступ к экземпляру обеспечивается в два этапа. Сначала проверяется</text:p>
      <text:p text:style-name="Обычный"><text:span text:style-name="T182">IAA</text:span><text:span text:style-name="T183">: и как конкретно эта "совместимость" проверяется?</text:span></text:p>
      <text:p text:style-name="P184">совместимость с запрашиваемым типом в QVariant::canConvert() при помощи метаинформации о типе хранимого экземпляра. Если типы совместимы, то доступ к экземпляру производится методом QVariant::value&lt;T&gt;(), в котором производится reinterpret_cast для void* к указанному типу, а после данный указатель разыменовывается.</text:p>
      <text:p text:style-name="P185">template&lt;typename T&gt;</text:p>
      <text:p text:style-name="P186"><text:s text:c="4"/>inline T value() const</text:p>
      <text:p text:style-name="P187"><text:s text:c="4"/>{ return qvariant_cast&lt;T&gt;(*this); }</text:p>
      <text:p text:style-name="Обычный"><text:span text:style-name="T188">Ответ:</text:span></text:p>
      <text:p text:style-name="Обычный"><text:span text:style-name="T189">Совместимость (возможность провести конвер</text:span><text:span text:style-name="T190">тацию) проверяется по индексам зарегистрированных типов. На вход подается тип, с которым мы проверяем конвертируемость targetTypeId. Тип</text:span><text:span text:style-name="T191"><text:s/></text:span><text:span text:style-name="T192">хранимого</text:span><text:span text:style-name="T193"><text:s/></text:span><text:span text:style-name="T194">экземпляра</text:span><text:span text:style-name="T195"><text:s/></text:span><text:span text:style-name="T196">d</text:span><text:span text:style-name="T197">.</text:span><text:span text:style-name="T198">type</text:span><text:span text:style-name="T199">.</text:span></text:p>
      <text:soft-page-break/>
      <text:p text:style-name="Обычный"><text:span text:style-name="T200">IAA</text:span><text:span text:style-name="T201">:<text:s/></text:span><text:span text:style-name="T202">и как это работает для нашего пользовательского типа</text:span><text:span text:style-name="T203">?</text:span></text:p>
      <text:p text:style-name="P204">if (d.type == targetTypeId)</text:p>
      <text:p text:style-name="Обычный"><text:span text:style-name="T205"><text:s text:c="3"/></text:span><text:span text:style-name="T206"><text:s text:c="5"/></text:span><text:span text:style-name="T207">return</text:span><text:span text:style-name="T208"><text:s/></text:span><text:span text:style-name="T209">true</text:span><text:span text:style-name="T210">;</text:span></text:p>
      <text:p text:style-name="Обычный"><text:span text:style-name="T211">При этом некоторые группы встроенных типов хранимого экземпляра могут быть сконвертированы к запрашиваемому, что обеспечивается множеством проверок. Например</text:span><text:span text:style-name="T212">:</text:span></text:p>
      <text:p text:style-name="P213">if (targetTypeId == QMetaType::QVariantList</text:p>
      <text:p text:style-name="P214"><text:s text:c="12"/>&amp;&amp;<text:s/>(d.type == QMetaType::QVariantList</text:p>
      <text:p text:style-name="P215"><text:s text:c="14"/>|| d.type == QMetaType::QStringList</text:p>
      <text:p text:style-name="P216"><text:s text:c="14"/>|| d.type == QMetaType::QByteArrayList</text:p>
      <text:p text:style-name="P217"><text:s text:c="14"/>|| QMetaType::hasRegisteredConverterFunction(d.type,</text:p>
      <text:p text:style-name="P218"><text:s text:c="20"/>qMetaTypeId&lt;QtMetaTypePrivate::QSequentialIterableImpl&gt;()))) {</text:p>
      <text:p text:style-name="P219"><text:s text:c="8"/>return true;</text:p>
      <text:p text:style-name="Обычный"><text:span text:style-name="T220"><text:s text:c="4"/></text:span><text:span text:style-name="T221">}</text:span></text:p>
      <text:p text:style-name="P222">Сравнение семантик:</text:p>
      <text:p text:style-name="P223">Умный указатель (в нашем случае shared_ptr) позволяет владеть разделяемым ресурсом и удалить его только тогда, когда счетчик ссылок на данный ресурс равен нулю.</text:p>
      <text:p text:style-name="P224">QVariant<text:s/>позволяет владеть ресурсом, абстрагируясь от его типа.</text:p>
      <text:p text:style-name="Обычный"><text:span text:style-name="T225">IAA</text:span><text:span text:style-name="T226">: в каком смысле «При этом»? При чем?</text:span></text:p>
      <text:p text:style-name="P227">При этом происходит shallow-copy,</text:p>
      <text:p text:style-name="Обычный"><text:span text:style-name="T228">IAA</text:span><text:span text:style-name="T229">: опять размер типа? И то значит размер больше установленного? Установленного кем, чем, когда?</text:span></text:p>
      <text:p text:style-name="P230">если размер типа хранимого<text:s/>экземпляра больше установленного (установлен флаг is_shared), иначе происходит deep-copy. То есть при больших размерах, чем установленный, используется implicitly shared (неявное совместное использование данных).</text:p>
      <text:p text:style-name="Обычный"><text:span text:style-name="T231">Таким образом, семантики shared_ptr и QVar</text:span><text:span text:style-name="T232">iant схожи.</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auto-update="true" style:default-outline-level="1">
      <style:paragraph-properties fo:keep-with-next="always" fo:keep-together="always" fo:text-align="center" fo:margin-top="0.1666in" fo:margin-bottom="0in" fo:line-height="115%" fo:text-indent="0.1972in"/>
      <style:text-properties style:font-name="Times New Roman" style:font-name-asian="Times New Roman" fo:font-size="16pt" style:font-size-asian="16pt" style:font-size-complex="16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tru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Обычныйвеб" style:display-name="Обычный (веб)" style:family="paragraph" style:parent-style-name="Обычный">
      <style:paragraph-properties style:vertical-align="auto" fo:margin-top="0.0694in" fo:margin-bottom="0.0694in" fo:line-height="100%"/>
      <style:text-properties style:font-name="Times New Roman" style:font-name-asian="Times New Roman" fo:font-size="12pt" style:font-size-asian="12pt" style:font-size-complex="12pt" style:language-asian="ru" style:country-asian="RU" fo:hyphenate="true"/>
    </style:style>
    <style:style style:name="Заголовок1Знак" style:display-name="Заголовок 1 Знак" style:family="text" style:parent-style-name="Основнойшрифтабзаца">
      <style:text-properties style:font-name="Times New Roman" style:font-name-asian="Times New Roman" style:font-name-complex="Times New Roman" fo:font-size="16pt" style:font-size-asian="16pt" style:font-size-complex="16pt"/>
    </style:style>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asych Brick</meta:initial-creator>
    <dc:creator>User</dc:creator>
    <meta:creation-date>2021-05-11T18:23:00Z</meta:creation-date>
    <dc:date>2021-06-28T13:40:00Z</dc:date>
    <meta:template xlink:href="Normal.dotm" xlink:type="simple"/>
    <meta:editing-cycles>37</meta:editing-cycles>
    <meta:editing-duration>PT30360S</meta:editing-duration>
    <meta:document-statistic meta:page-count="6" meta:paragraph-count="20" meta:word-count="1509" meta:character-count="10095" meta:row-count="71" meta:non-whitespace-character-count="8606"/>
  </office:meta>
</office:document-meta>
</file>